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3a46" officeooo:paragraph-rsid="00103a46"/>
    </style:style>
    <style:style style:name="P2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103a46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fo:font-weight="bold" officeooo:rsid="00103a46" officeooo:paragraph-rsid="00103a46" style:font-weight-asian="bold" style:font-weight-complex="bold"/>
    </style:style>
    <style:style style:name="T1" style:family="text">
      <style:text-properties officeooo:rsid="00103a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gbfish.ru краткая инструкция</text:p>
      <text:p text:style-name="P3">Добавление рыбалки</text:p>
      <text:p text:style-name="P2"><text:span text:style-name="T1">При добавлении рыбалки будущей датой рыбалке присваивается статус «Запланировано», для выхода из этого статуса необходимо отредактировать рыбалку датой после плановой, либо изменить дату на текущую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22:36:23.576720623</meta:creation-date>
    <dc:date>2020-07-18T22:39:15.858882376</dc:date>
    <meta:editing-duration>PT2M53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3" meta:word-count="30" meta:character-count="244" meta:non-whitespace-character-count="217"/>
  </office:meta>
</office:document-meta>
</file>